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izedPath.findFile( File base , final boolean 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okenizedPath.TokenizedPath( String path , String [ ] 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dPath.isSymlink( File ba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okenizedPath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h.findFile( File base , final String [ ] pathElements , final boolean c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kenizedPa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h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dPath.TokenizedPath( TokenizedPath parent , String 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kenizedPath.ge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h.Tokenized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h.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h.to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